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7B14A03B055766B.png" manifest:media-type="image/png"/>
  <manifest:file-entry manifest:full-path="Pictures/1000020100000780000004385FC753ACA88E24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9.562cm" draw:z-index="0"><draw:image xlink:href="Pictures/1000020100000780000004385FC753ACA88E245E.png" xlink:type="simple" xlink:show="embed" xlink:actuate="onLoad" loext:mime-type="image/png"/></draw:frame><draw:frame draw:style-name="fr1" draw:name="Изображение2" text:anchor-type="char" svg:x="0.03cm" svg:y="9.657cm" svg:width="17cm" svg:height="9.562cm" draw:z-index="1"><draw:image xlink:href="Pictures/10000201000007800000043837B14A03B05576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01:15:37.064695138</meta:creation-date>
    <dc:date>2022-12-02T01:38:42.044044588</dc:date>
    <meta:editing-duration>PT12M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